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order_line and order_line[-1].id==item.id"&gt;</text:placeholder></text:p>
      <text:p text:style-name="P6"/>
      <text:p text:style-name="P15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34:20</dc:date>
    <dc:creator>thebrush </dc:creator>
    <meta:editing-duration>PT45M32S</meta:editing-duration>
    <meta:editing-cycles>25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0" meta:character-count="245" meta:non-whitespace-character-count="220"/>
  </office:meta>
</office:document-meta>
</file>